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A0000015E409C457C81D18665.png" manifest:media-type="image/png"/>
  <manifest:file-entry manifest:full-path="Pictures/100002010000019A00000174CC084DC7BFF2891D.png" manifest:media-type="image/png"/>
  <manifest:file-entry manifest:full-path="Pictures/10000201000000650000006534DD0487C3F1D381.png" manifest:media-type="image/png"/>
  <manifest:file-entry manifest:full-path="Pictures/10001F1300000A7000000A70B21E2701D5ADDD7C.svg" manifest:media-type="image/svg+xml"/>
  <manifest:file-entry manifest:full-path="Pictures/10000201000001120000017A48A233C5BA3BC9D9.png" manifest:media-type="image/png"/>
  <manifest:file-entry manifest:full-path="Pictures/10000201000005E8000003E396DA0A76CF8421FD.png" manifest:media-type="image/png"/>
  <manifest:file-entry manifest:full-path="Pictures/10000201000000F80000016AC3F565EFA77629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45cm" svg:height="3.38cm" svg:x="2.524cm" svg:y="5.06cm">
            <draw:image xlink:href="Pictures/10000201000001120000017A48A233C5BA3BC9D9.png" xlink:type="simple" xlink:show="embed" xlink:actuate="onLoad">
              <text:p/>
            </draw:image>
          </draw:frame>
          <draw:g>
            <draw:g>
              <draw:frame draw:style-name="gr1" draw:text-style-name="P1" draw:layer="layout" svg:width="1.565cm" svg:height="1.419cm" svg:x="7.475cm" svg:y="4.182cm">
                <draw:image xlink:href="Pictures/100002010000019A00000174CC084DC7BFF2891D.png" xlink:type="simple" xlink:show="embed" xlink:actuate="onLoad">
                  <text:p/>
                </draw:image>
              </draw:frame>
              <draw:frame draw:style-name="gr2" draw:text-style-name="P1" draw:layer="layout" svg:width="2.056cm" svg:height="1.352cm" svg:x="7.23cm" svg:y="6.039cm">
                <draw:image xlink:href="Pictures/10000201000005E8000003E396DA0A76CF8421FD.png" xlink:type="simple" xlink:show="embed" xlink:actuate="onLoad">
                  <text:p/>
                </draw:image>
              </draw:frame>
              <draw:frame draw:style-name="gr1" draw:text-style-name="P1" draw:layer="layout" svg:width="1.489cm" svg:height="1.488cm" svg:x="7.514cm" svg:y="7.829cm">
                <draw:image xlink:href="Pictures/10001F1300000A7000000A70B21E2701D5ADDD7C.svg" xlink:type="simple" xlink:show="embed" xlink:actuate="onLoad">
                  <text:p/>
                </draw:image>
                <draw:image xlink:href="Pictures/10000201000000650000006534DD0487C3F1D381.png" xlink:type="simple" xlink:show="embed" xlink:actuate="onLoad"/>
              </draw:frame>
            </draw:g>
            <draw:line draw:style-name="gr3" draw:text-style-name="P1" draw:layer="layout" svg:x1="7.169cm" svg:y1="5.061cm" svg:x2="4.734cm" svg:y2="6.773cm">
              <text:p/>
            </draw:line>
            <draw:line draw:style-name="gr3" draw:text-style-name="P1" draw:layer="layout" svg:x1="7.168cm" svg:y1="6.773cm" svg:x2="4.734cm" svg:y2="6.774cm">
              <text:p/>
            </draw:line>
            <draw:line draw:style-name="gr3" draw:text-style-name="P1" draw:layer="layout" svg:x1="7.439cm" svg:y1="8.395cm" svg:x2="4.734cm" svg:y2="6.774cm">
              <text:p/>
            </draw:line>
          </draw:g>
        </draw:g>
        <draw:g>
          <draw:frame draw:style-name="gr1" draw:text-style-name="P1" draw:layer="layout" svg:width="2.217cm" svg:height="3.238cm" svg:x="19.184cm" svg:y="5.131cm">
            <draw:image xlink:href="Pictures/10000201000000F80000016AC3F565EFA7762929.png" xlink:type="simple" xlink:show="embed" xlink:actuate="onLoad">
              <text:p/>
            </draw:image>
          </draw:frame>
          <draw:g>
            <draw:g>
              <draw:frame draw:style-name="gr1" draw:text-style-name="P1" draw:layer="layout" svg:width="1.565cm" svg:height="1.419cm" svg:x="23.827cm" svg:y="4.182cm">
                <draw:image xlink:href="Pictures/100002010000019A00000174CC084DC7BFF2891D.png" xlink:type="simple" xlink:show="embed" xlink:actuate="onLoad">
                  <text:p/>
                </draw:image>
              </draw:frame>
              <draw:frame draw:style-name="gr2" draw:text-style-name="P1" draw:layer="layout" svg:width="2.056cm" svg:height="1.352cm" svg:x="23.582cm" svg:y="6.039cm">
                <draw:image xlink:href="Pictures/10000201000005E8000003E396DA0A76CF8421FD.png" xlink:type="simple" xlink:show="embed" xlink:actuate="onLoad">
                  <text:p/>
                </draw:image>
              </draw:frame>
              <draw:frame draw:style-name="gr1" draw:text-style-name="P1" draw:layer="layout" svg:width="1.489cm" svg:height="1.488cm" svg:x="23.866cm" svg:y="7.829cm">
                <draw:image xlink:href="Pictures/10001F1300000A7000000A70B21E2701D5ADDD7C.svg" xlink:type="simple" xlink:show="embed" xlink:actuate="onLoad">
                  <text:p/>
                </draw:image>
                <draw:image xlink:href="Pictures/10000201000000650000006534DD0487C3F1D381.png" xlink:type="simple" xlink:show="embed" xlink:actuate="onLoad"/>
              </draw:frame>
            </draw:g>
            <draw:line draw:style-name="gr3" draw:text-style-name="P1" draw:layer="layout" svg:x1="23.521cm" svg:y1="5.06cm" svg:x2="21.086cm" svg:y2="6.772cm">
              <text:p/>
            </draw:line>
            <draw:line draw:style-name="gr3" draw:text-style-name="P1" draw:layer="layout" svg:x1="23.521cm" svg:y1="6.773cm" svg:x2="21.087cm" svg:y2="6.774cm">
              <text:p/>
            </draw:line>
            <draw:line draw:style-name="gr3" draw:text-style-name="P1" draw:layer="layout" svg:x1="23.792cm" svg:y1="8.395cm" svg:x2="21.087cm" svg:y2="6.774cm">
              <text:p/>
            </draw:line>
          </draw:g>
        </draw:g>
        <draw:g>
          <draw:frame draw:style-name="gr1" draw:text-style-name="P1" draw:layer="layout" svg:width="2.236cm" svg:height="3.131cm" svg:x="11.035cm" svg:y="5.184cm">
            <draw:image xlink:href="Pictures/10000201000000FA0000015E409C457C81D18665.png" xlink:type="simple" xlink:show="embed" xlink:actuate="onLoad">
              <text:p/>
            </draw:image>
          </draw:frame>
          <draw:g>
            <draw:g>
              <draw:frame draw:style-name="gr1" draw:text-style-name="P1" draw:layer="layout" svg:width="1.565cm" svg:height="1.42cm" svg:x="15.626cm" svg:y="4.181cm">
                <draw:image xlink:href="Pictures/100002010000019A00000174CC084DC7BFF2891D.png" xlink:type="simple" xlink:show="embed" xlink:actuate="onLoad">
                  <text:p/>
                </draw:image>
              </draw:frame>
              <draw:frame draw:style-name="gr2" draw:text-style-name="P1" draw:layer="layout" svg:width="2.055cm" svg:height="1.352cm" svg:x="15.381cm" svg:y="6.039cm">
                <draw:image xlink:href="Pictures/10000201000005E8000003E396DA0A76CF8421FD.png" xlink:type="simple" xlink:show="embed" xlink:actuate="onLoad">
                  <text:p/>
                </draw:image>
              </draw:frame>
              <draw:frame draw:style-name="gr1" draw:text-style-name="P1" draw:layer="layout" svg:width="1.489cm" svg:height="1.489cm" svg:x="15.664cm" svg:y="7.828cm">
                <draw:image xlink:href="Pictures/10001F1300000A7000000A70B21E2701D5ADDD7C.svg" xlink:type="simple" xlink:show="embed" xlink:actuate="onLoad">
                  <text:p/>
                </draw:image>
                <draw:image xlink:href="Pictures/10000201000000650000006534DD0487C3F1D381.png" xlink:type="simple" xlink:show="embed" xlink:actuate="onLoad"/>
              </draw:frame>
            </draw:g>
            <draw:line draw:style-name="gr3" draw:text-style-name="P1" draw:layer="layout" svg:x1="15.319cm" svg:y1="5.06cm" svg:x2="12.884cm" svg:y2="6.772cm">
              <text:p/>
            </draw:line>
            <draw:line draw:style-name="gr3" draw:text-style-name="P1" draw:layer="layout" svg:x1="15.319cm" svg:y1="6.772cm" svg:x2="12.885cm" svg:y2="6.773cm">
              <text:p/>
            </draw:line>
            <draw:line draw:style-name="gr3" draw:text-style-name="P1" draw:layer="layout" svg:x1="15.59cm" svg:y1="8.395cm" svg:x2="12.885cm" svg:y2="6.77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4T21:09:40.186749452</meta:creation-date>
    <dc:date>2018-08-04T21:52:11.917734240</dc:date>
    <meta:editing-duration>PT4M7S</meta:editing-duration>
    <meta:editing-cycles>2</meta:editing-cycles>
    <meta:generator>LibreOffice/6.0.3.2$Linux_X86_64 LibreOffice_project/00m0$Build-2</meta:generator>
    <meta:document-statistic meta:object-count="30"/>
  </office:meta>
</office:document-meta>
</file>